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0edf5f" officeooo:paragraph-rsid="000edf5f"/>
    </style:style>
    <style:style style:name="P2" style:family="paragraph" style:parent-style-name="Standard">
      <style:paragraph-properties fo:text-align="justify" style:justify-single-word="false"/>
      <style:text-properties fo:font-weight="bold" officeooo:rsid="000edf5f" officeooo:paragraph-rsid="000edf5f"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019de"/>
    </style:style>
    <style:style style:name="P5" style:family="paragraph" style:parent-style-name="Standard">
      <style:paragraph-properties fo:text-align="justify" style:justify-single-word="false"/>
      <style:text-properties officeooo:paragraph-rsid="0013cf49"/>
    </style:style>
    <style:style style:name="P6" style:family="paragraph" style:parent-style-name="Standard">
      <style:paragraph-properties fo:text-align="justify" style:justify-single-word="false"/>
      <style:text-properties officeooo:paragraph-rsid="0015426c"/>
    </style:style>
    <style:style style:name="P7" style:family="paragraph" style:parent-style-name="Standard">
      <style:paragraph-properties fo:text-align="justify" style:justify-single-word="false"/>
      <style:text-properties officeooo:paragraph-rsid="0018a801"/>
    </style:style>
    <style:style style:name="P8" style:family="paragraph" style:parent-style-name="Standard">
      <style:paragraph-properties fo:text-align="justify" style:justify-single-word="false"/>
      <style:text-properties officeooo:rsid="0018a801" officeooo:paragraph-rsid="0018a801"/>
    </style:style>
    <style:style style:name="P9" style:family="paragraph" style:parent-style-name="Standard">
      <style:paragraph-properties fo:text-align="justify" style:justify-single-word="false"/>
      <style:text-properties style:font-name="Liberation Serif" fo:font-size="12pt" fo:language="es" fo:country="ES" officeooo:rsid="0013cf49" officeooo:paragraph-rsid="0013cf49"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es" fo:country="ES" officeooo:rsid="00179536" officeooo:paragraph-rsid="0015426c"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es" fo:country="ES" officeooo:rsid="0018a801" officeooo:paragraph-rsid="0018a801"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es" fo:country="ES" fo:font-weight="bold" officeooo:rsid="00179536" officeooo:paragraph-rsid="00179536"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Liberation Serif" fo:font-size="12pt" fo:language="es" fo:country="ES" fo:font-weight="bold" officeooo:rsid="0018a801" officeooo:paragraph-rsid="0018a801"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Liberation Serif" fo:font-size="12pt" fo:language="es" fo:country="ES" fo:font-weight="normal" officeooo:rsid="00179536" officeooo:paragraph-rsid="00179536"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language="es" fo:country="ES" fo:font-weight="normal" officeooo:rsid="0018a801" officeooo:paragraph-rsid="0018a801" style:font-size-asian="12pt" style:font-weight-asian="normal" style:font-size-complex="12pt" style:font-weight-complex="normal"/>
    </style:style>
    <style:style style:name="P16"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17"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paragraph-rsid="0018a801" style:font-size-asian="12pt" style:font-size-complex="12pt"/>
    </style:style>
    <style:style style:name="P18"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paragraph-rsid="0028d272" style:font-size-asian="12pt" style:font-size-complex="12pt"/>
    </style:style>
    <style:style style:name="P19"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paragraph-rsid="0029688c" style:font-size-asian="12pt" style:font-size-complex="12pt"/>
    </style:style>
    <style:style style:name="P20"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paragraph-rsid="0029f530" style:font-size-asian="12pt" style:font-size-complex="12pt"/>
    </style:style>
    <style:style style:name="P21"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paragraph-rsid="00365c1a" style:font-size-asian="12pt" style:font-size-complex="12pt"/>
    </style:style>
    <style:style style:name="P22"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18b26e" officeooo:paragraph-rsid="0018b26e" style:font-size-asian="12pt" style:font-size-complex="12pt"/>
    </style:style>
    <style:style style:name="P23"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1ae339" officeooo:paragraph-rsid="001ae339" style:font-size-asian="12pt" style:font-size-complex="12pt"/>
    </style:style>
    <style:style style:name="P24"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1e9bee" officeooo:paragraph-rsid="001e9bee" style:font-size-asian="12pt" style:font-size-complex="12pt"/>
    </style:style>
    <style:style style:name="P25"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18a801" officeooo:paragraph-rsid="0018a801" style:font-size-asian="12pt" style:font-size-complex="12pt"/>
    </style:style>
    <style:style style:name="P26"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270428" officeooo:paragraph-rsid="00270428" style:font-size-asian="12pt" style:font-size-complex="12pt"/>
    </style:style>
    <style:style style:name="P27"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270428" officeooo:paragraph-rsid="0028d272" style:font-size-asian="12pt" style:font-size-complex="12pt"/>
    </style:style>
    <style:style style:name="P28"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29688c" officeooo:paragraph-rsid="0029688c" style:font-size-asian="12pt" style:font-size-complex="12pt"/>
    </style:style>
    <style:style style:name="P29"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29688c" officeooo:paragraph-rsid="0029f530" style:font-size-asian="12pt" style:font-size-complex="12pt"/>
    </style:style>
    <style:style style:name="P30"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2bf898" officeooo:paragraph-rsid="002bf898" style:font-size-asian="12pt" style:font-size-complex="12pt"/>
    </style:style>
    <style:style style:name="P31"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2c6bae" officeooo:paragraph-rsid="002c6bae" style:font-size-asian="12pt" style:font-size-complex="12pt"/>
    </style:style>
    <style:style style:name="P32"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2f08b1" officeooo:paragraph-rsid="002f08b1" style:font-size-asian="12pt" style:font-size-complex="12pt"/>
    </style:style>
    <style:style style:name="P33"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2f8bef" officeooo:paragraph-rsid="002f8bef" style:font-size-asian="12pt" style:font-size-complex="12pt"/>
    </style:style>
    <style:style style:name="P34"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34d08b" officeooo:paragraph-rsid="0034d08b" style:font-size-asian="12pt" style:font-size-complex="12pt"/>
    </style:style>
    <style:style style:name="P35"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365c1a" officeooo:paragraph-rsid="00365c1a" style:font-size-asian="12pt" style:font-size-complex="12pt"/>
    </style:style>
    <style:style style:name="P36"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officeooo:rsid="003db5e5" officeooo:paragraph-rsid="003db5e5" style:font-size-asian="12pt" style:font-size-complex="12pt"/>
    </style:style>
    <style:style style:name="P37"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fo:font-weight="bold" officeooo:rsid="0029688c" officeooo:paragraph-rsid="0029688c" style:font-size-asian="12pt" style:font-weight-asian="bold" style:font-size-complex="12pt" style:font-weight-complex="bold"/>
    </style:style>
    <style:style style:name="P38" style:family="paragraph" style:parent-style-name="Preformatted_20_Text">
      <style:paragraph-properties fo:margin-top="0cm" fo:margin-bottom="0.499cm" loext:contextual-spacing="false" fo:text-align="justify" style:justify-single-word="false" style:writing-mode="lr-tb"/>
      <style:text-properties officeooo:paragraph-rsid="001ae339"/>
    </style:style>
    <style:style style:name="P39" style:family="paragraph" style:parent-style-name="Preformatted_20_Text">
      <style:paragraph-properties fo:text-align="justify" style:justify-single-word="false" style:writing-mode="lr-tb"/>
      <style:text-properties officeooo:rsid="00106e46" officeooo:paragraph-rsid="00106e46"/>
    </style:style>
    <style:style style:name="P40" style:family="paragraph" style:parent-style-name="Preformatted_20_Text">
      <style:paragraph-properties fo:text-align="justify" style:justify-single-word="false" style:writing-mode="lr-tb"/>
      <style:text-properties fo:font-weight="bold" officeooo:rsid="00106e46" officeooo:paragraph-rsid="00106e46" style:font-weight-asian="bold" style:font-weight-complex="bold"/>
    </style:style>
    <style:style style:name="P41" style:family="paragraph" style:parent-style-name="Preformatted_20_Text">
      <style:paragraph-properties fo:text-align="justify" style:justify-single-word="false" style:writing-mode="lr-tb"/>
    </style:style>
    <style:style style:name="P42" style:family="paragraph" style:parent-style-name="Preformatted_20_Text">
      <style:paragraph-properties fo:text-align="justify" style:justify-single-word="false" style:writing-mode="lr-tb"/>
      <style:text-properties style:font-name="Liberation Serif" fo:font-size="12pt" fo:language="es" fo:country="ES" officeooo:rsid="001019de" style:font-size-asian="12pt" style:font-size-complex="12pt"/>
    </style:style>
    <style:style style:name="P43" style:family="paragraph" style:parent-style-name="Preformatted_20_Text">
      <style:paragraph-properties fo:text-align="justify" style:justify-single-word="false" style:writing-mode="lr-tb"/>
      <style:text-properties style:font-name="Liberation Serif" fo:font-size="12pt" fo:language="es" fo:country="ES" officeooo:rsid="00106e46" officeooo:paragraph-rsid="00106e46" style:font-size-asian="12pt" style:font-size-complex="12pt"/>
    </style:style>
    <style:style style:name="P44" style:family="paragraph" style:parent-style-name="Preformatted_20_Text">
      <style:paragraph-properties fo:text-align="justify" style:justify-single-word="false" style:writing-mode="lr-tb"/>
      <style:text-properties style:font-name="Liberation Serif" fo:font-size="12pt" fo:language="es" fo:country="ES" fo:font-weight="bold" officeooo:rsid="00106e46" officeooo:paragraph-rsid="00106e46" style:font-size-asian="12pt" style:font-weight-asian="bold" style:font-size-complex="12pt" style:font-weight-complex="bold"/>
    </style:style>
    <style:style style:name="T1" style:family="text">
      <style:text-properties officeooo:rsid="001019de"/>
    </style:style>
    <style:style style:name="T2" style:family="text">
      <style:text-properties fo:language="es" fo:country="ES"/>
    </style:style>
    <style:style style:name="T3" style:family="text">
      <style:text-properties style:font-name="Liberation Sans" fo:font-size="12pt" fo:language="es" fo:country="ES" style:font-size-asian="12pt" style:font-size-complex="12pt"/>
    </style:style>
    <style:style style:name="T4" style:family="text">
      <style:text-properties style:font-name="Liberation Serif" fo:font-size="12pt" fo:language="es" fo:country="ES" style:font-size-asian="12pt" style:font-size-complex="12pt"/>
    </style:style>
    <style:style style:name="T5" style:family="text">
      <style:text-properties style:font-name="Liberation Serif" fo:font-size="12pt" fo:language="es" fo:country="ES" officeooo:rsid="001019de" style:font-size-asian="12pt" style:font-size-complex="12pt"/>
    </style:style>
    <style:style style:name="T6" style:family="text">
      <style:text-properties style:font-name="Liberation Serif" fo:font-size="12pt" fo:language="es" fo:country="ES" officeooo:rsid="00106e46" style:font-size-asian="12pt" style:font-size-complex="12pt"/>
    </style:style>
    <style:style style:name="T7" style:family="text">
      <style:text-properties style:font-name="Liberation Serif" fo:font-size="12pt" fo:language="es" fo:country="ES" officeooo:rsid="00121d3a" style:font-size-asian="12pt" style:font-size-complex="12pt"/>
    </style:style>
    <style:style style:name="T8" style:family="text">
      <style:text-properties style:font-name="Liberation Serif" fo:font-size="12pt" fo:language="es" fo:country="ES" officeooo:rsid="0013cf49" style:font-size-asian="12pt" style:font-size-complex="12pt"/>
    </style:style>
    <style:style style:name="T9" style:family="text">
      <style:text-properties style:font-name="Liberation Serif" fo:font-size="12pt" fo:language="es" fo:country="ES" officeooo:rsid="0015426c" style:font-size-asian="12pt" style:font-size-complex="12pt"/>
    </style:style>
    <style:style style:name="T10" style:family="text">
      <style:text-properties style:font-name="Liberation Serif" fo:font-size="12pt" fo:language="es" fo:country="ES" officeooo:rsid="00162c61" style:font-size-asian="12pt" style:font-size-complex="12pt"/>
    </style:style>
    <style:style style:name="T11" style:family="text">
      <style:text-properties style:font-name="Liberation Serif" fo:font-size="12pt" fo:language="es" fo:country="ES" officeooo:rsid="00178b5b" style:font-size-asian="12pt" style:font-size-complex="12pt"/>
    </style:style>
    <style:style style:name="T12" style:family="text">
      <style:text-properties style:font-name="Liberation Serif" fo:font-size="12pt" fo:language="es" fo:country="ES" officeooo:rsid="00179536" style:font-size-asian="12pt" style:font-size-complex="12pt"/>
    </style:style>
    <style:style style:name="T13" style:family="text">
      <style:text-properties style:font-name="Liberation Serif" fo:font-size="12pt" fo:language="es" fo:country="ES" officeooo:rsid="001ae339" style:font-size-asian="12pt" style:font-size-complex="12pt"/>
    </style:style>
    <style:style style:name="T14" style:family="text">
      <style:text-properties style:font-name="Liberation Serif" fo:font-size="12pt" fo:language="es" fo:country="ES" officeooo:rsid="001ccbbf" style:font-size-asian="12pt" style:font-size-complex="12pt"/>
    </style:style>
    <style:style style:name="T15" style:family="text">
      <style:text-properties style:font-name="Liberation Serif" fo:font-size="12pt" fo:language="es" fo:country="ES" fo:font-weight="normal" style:font-size-asian="12pt" style:font-weight-asian="normal" style:font-size-complex="12pt" style:font-weight-complex="normal"/>
    </style:style>
    <style:style style:name="T16" style:family="text">
      <style:text-properties style:font-name="Liberation Serif" fo:font-size="12pt" fo:language="es" fo:country="ES" fo:font-weight="normal" officeooo:rsid="001019de" style:font-size-asian="12pt" style:font-weight-asian="normal" style:font-size-complex="12pt" style:font-weight-complex="normal"/>
    </style:style>
    <style:style style:name="T17" style:family="text">
      <style:text-properties style:font-name="Liberation Serif" fo:font-size="12pt" fo:language="es" fo:country="ES" fo:font-weight="normal" officeooo:rsid="00121d3a" style:font-size-asian="12pt" style:font-weight-asian="normal" style:font-size-complex="12pt" style:font-weight-complex="normal"/>
    </style:style>
    <style:style style:name="T18" style:family="text">
      <style:text-properties style:font-name="Liberation Serif" fo:font-size="12pt" fo:language="es" fo:country="ES" fo:font-weight="normal" officeooo:rsid="0013cf49" style:font-size-asian="12pt" style:font-weight-asian="normal" style:font-size-complex="12pt" style:font-weight-complex="normal"/>
    </style:style>
    <style:style style:name="T19" style:family="text">
      <style:text-properties style:font-name="Liberation Serif" fo:font-size="12pt" fo:language="es" fo:country="ES" fo:font-weight="normal" officeooo:rsid="00178b5b" style:font-size-asian="12pt" style:font-weight-asian="normal" style:font-size-complex="12pt" style:font-weight-complex="normal"/>
    </style:style>
    <style:style style:name="T20" style:family="text">
      <style:text-properties style:font-name="Liberation Serif" fo:font-size="12pt" fo:language="es" fo:country="ES" fo:font-weight="normal" officeooo:rsid="0018a801" style:font-size-asian="12pt" style:font-weight-asian="normal" style:font-size-complex="12pt" style:font-weight-complex="normal"/>
    </style:style>
    <style:style style:name="T21" style:family="text">
      <style:text-properties style:font-name="Liberation Serif" fo:font-size="12pt" fo:language="es" fo:country="ES" fo:font-weight="bold" officeooo:rsid="00121d3a" style:font-size-asian="12pt" style:font-weight-asian="bold" style:font-size-complex="12pt" style:font-weight-complex="bold"/>
    </style:style>
    <style:style style:name="T22" style:family="text">
      <style:text-properties style:font-name="Liberation Serif" fo:font-size="12pt" fo:language="es" fo:country="ES" fo:font-weight="bold" officeooo:rsid="0015426c" style:font-size-asian="12pt" style:font-weight-asian="bold" style:font-size-complex="12pt" style:font-weight-complex="bold"/>
    </style:style>
    <style:style style:name="T23" style:family="text">
      <style:text-properties style:font-name="Liberation Serif" fo:font-size="12pt" fo:language="es" fo:country="ES" fo:font-weight="bold" officeooo:rsid="00162c61" style:font-size-asian="12pt" style:font-weight-asian="bold" style:font-size-complex="12pt" style:font-weight-complex="bold"/>
    </style:style>
    <style:style style:name="T24" style:family="text">
      <style:text-properties style:font-name="Liberation Serif" fo:font-size="12pt" fo:language="es" fo:country="ES" fo:font-weight="bold" officeooo:rsid="00178b5b" style:font-size-asian="12pt" style:font-weight-asian="bold" style:font-size-complex="12pt" style:font-weight-complex="bold"/>
    </style:style>
    <style:style style:name="T25" style:family="text">
      <style:text-properties style:text-underline-style="none"/>
    </style:style>
    <style:style style:name="T26" style:family="text">
      <style:text-properties officeooo:rsid="0013cf49"/>
    </style:style>
    <style:style style:name="T27" style:family="text">
      <style:text-properties officeooo:rsid="0018a801"/>
    </style:style>
    <style:style style:name="T28" style:family="text">
      <style:text-properties officeooo:rsid="0018b26e"/>
    </style:style>
    <style:style style:name="T29" style:family="text">
      <style:text-properties officeooo:rsid="0019eacd"/>
    </style:style>
    <style:style style:name="T30" style:family="text">
      <style:text-properties officeooo:rsid="00208dcc"/>
    </style:style>
    <style:style style:name="T31" style:family="text">
      <style:text-properties officeooo:rsid="0028d272"/>
    </style:style>
    <style:style style:name="T32" style:family="text">
      <style:text-properties officeooo:rsid="002aea38"/>
    </style:style>
    <style:style style:name="T33" style:family="text">
      <style:text-properties officeooo:rsid="002c6bae"/>
    </style:style>
    <style:style style:name="T34" style:family="text">
      <style:text-properties officeooo:rsid="002f8bef"/>
    </style:style>
    <style:style style:name="T35" style:family="text">
      <style:text-properties officeooo:rsid="002fb088"/>
    </style:style>
    <style:style style:name="T36" style:family="text">
      <style:text-properties officeooo:rsid="0031197e"/>
    </style:style>
    <style:style style:name="T37" style:family="text">
      <style:text-properties officeooo:rsid="0034d08b"/>
    </style:style>
    <style:style style:name="T38" style:family="text">
      <style:text-properties fo:font-weight="bold" officeooo:rsid="0034d08b" style:font-weight-asian="bold" style:font-weight-complex="bold"/>
    </style:style>
    <style:style style:name="T39" style:family="text">
      <style:text-properties officeooo:rsid="00365c1a"/>
    </style:style>
    <style:style style:name="T40" style:family="text">
      <style:text-properties officeooo:rsid="003882b7"/>
    </style:style>
    <style:style style:name="T41" style:family="text">
      <style:text-properties officeooo:rsid="003f4257"/>
    </style:style>
    <style:style style:name="T42" style:family="text">
      <style:text-properties officeooo:rsid="0041a5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St hilarie</text:p>
      <text:p text:style-name="P1"/>
      <text:p text:style-name="P2">abstract</text:p>
      <text:p text:style-name="P2"/>
      <text:p text:style-name="P1"><text:span text:style-name="T1">E</text:span>n este <text:span text:style-name="T1">articulo se </text:span><text:s/>presenta una literatura en el cual se hace una <text:span text:style-name="T1">revisión</text:span> de los problemas que se presentan <text:s/>en la planeación de la <text:span text:style-name="T1">topo logia</text:span> de la tercera generación <text:s/>de red celular basada en el sistema universal de telecomunicaciones (UMTS). <text:span text:style-name="T1">Después</text:span> se <text:span text:style-name="T1">describir</text:span> la arquitectura UMTS, nosotros describiremos cada subproblema y se presentaran los trabajos mas significativos que se han hecho. Los problemas de planeación <text:s/>en las celdas(cell), el acceso y el <text:span text:style-name="T1">núcleo</text:span> de la red, los cuales se han considerado los enfoques mas globales.(cuando hay mas de dos sub problemas son considerados <text:span text:style-name="T1">simultáneamente</text:span>). Los algoritmos <text:s/>de planeación y <text:span text:style-name="T1">expansión</text:span> son incluidos en este review. La meta de este articulo es presentar y clasificar diferentes trabajos de <text:s/>investigación que han sido utilizados como un punto de inicialización para futuros diseño de <text:span text:style-name="T1">topo logia</text:span> de redes UMTS.</text:p>
      <text:p text:style-name="P1"/>
      <text:p text:style-name="P1"/>
      <text:p text:style-name="P2">Introducción</text:p>
      <text:p text:style-name="P1"/>
      <text:p text:style-name="P1"/>
      <text:p text:style-name="P4"><text:span text:style-name="T1">La industria celular es un mercado muy competitivo,</text:span><text:bookmark text:name="tw-target-text"/><text:span text:style-name="T2">Con el fin de ofrecer buenas tarifas a sus suscriptores, servicio.</text:span><text:span text:style-name="T3"> </text:span><text:span text:style-name="T4">Los proveedores necesitan diseñar y actualizar sus redes para</text:span></text:p>
      <text:p text:style-name="P41"><text:span text:style-name="T4">Que puedan brindar los mejores servicios al más bajo </text:span><text:span text:style-name="T5">costo. Diseñar redes rentables es una tarea muy </text:span><text:span text:style-name="T6">difícil</text:span><text:span text:style-name="T5"> especialmente en una infraestructura a gran escala con una gran cantidad de usuarios.</text:span></text:p>
      <text:p text:style-name="P42"/>
      <text:p text:style-name="P39"><text:span text:style-name="T5">L</text:span><text:span text:style-name="T4">a planeación y diseño de redes UMTS son un tema de bastante <text:s/>investigación. Como resultado, existen un gran numeró de herramientas de planeación(</text:span><text:span text:style-name="T7">métodos</text:span><text:span text:style-name="T4"> , algoritmo y software) han sido desarrollados con el fin asistir a las tomas de decisiones al momento de planear la red, mientras se optimiza los costos de operación y infraestructura.</text:span></text:p>
      <text:p text:style-name="P43"/>
      <text:p text:style-name="P43"><text:s text:c="2"/></text:p>
      <text:p text:style-name="P40"><text:span text:style-name="T5">i</text:span><text:span text:style-name="T4">nfraestructura UMTS</text:span></text:p>
      <text:p text:style-name="P44"/>
      <text:p text:style-name="P44"/>
      <text:p text:style-name="P39"><text:span text:style-name="T16">u</text:span><text:span text:style-name="T15">na arquitectura típica de <text:s text:c="2"/>UMTS se muestra en la figura (1), Una red UMTS esta dividida en dos partes: La red de acceso y </text:span><text:span text:style-name="T18">la </text:span><text:span text:style-name="T15">red de núcleo. </text:span><text:span text:style-name="T17">El primero, es </text:span><text:span text:style-name="T18">también</text:span><text:span text:style-name="T17"> llamado </text:span><text:span text:style-name="T18">red </text:span><text:span text:style-name="T17"><text:s/>UMTS <text:s/>de radio terrestre (UTRAN), la cual esta compuesta por varios subsistemas de red de radio (several radio network subsystem </text:span><text:span text:style-name="T21">(RNS)</text:span><text:span text:style-name="T17">). Cada RNS contiene un controlador de red de radio ( radio network controller (</text:span><text:span text:style-name="T21">RNC</text:span><text:span text:style-name="T17">)) y una o mas estaciones bases (base estation(</text:span><text:span text:style-name="T21">BS</text:span><text:span text:style-name="T17">)), </text:span></text:p>
      <text:p text:style-name="P1"><text:s/></text:p>
      <text:p text:style-name="P1"/>
      <text:p text:style-name="P5"><text:span text:style-name="T26">Las estaciones bases (en este caso son los nodos B) son usados <text:s/>para trasmitir/ recibir radiofrecuencia <text:s/>hacia/desde los usuarios móviles, mientras las </text:span><text:span text:style-name="T8">RNC se ocupa de los recursos y la gestión de la movilidad. El principal objetivo de la UTRAN e</text:span><text:span text:style-name="T4">s hacer el enlace entre los usuarios móviles y el núcleo red.</text:span></text:p>
      <text:p text:style-name="P9"/>
      <text:p text:style-name="P6"><text:span text:style-name="T8">La red de </text:span><text:span text:style-name="T9">núcleo</text:span><text:span text:style-name="T8"> esta dividida en dos diferentes dominios de servicios: </text:span><text:span text:style-name="T9">l</text:span><text:span text:style-name="T8">a red de núcleo de conmutación de circuitos y la red central de paquetes conmutados. El primero viene de </text:span><text:span text:style-name="T9">l</text:span><text:span text:style-name="T8">a arquitectura GSM, mientras que la </text:span><text:span text:style-name="T9">otra </text:span><text:span text:style-name="T8">hereda de</text:span><text:span text:style-name="T9">l paquete general de servicios de radio (general packet radio services </text:span><text:span text:style-name="T22">(GPRS)</text:span><text:span text:style-name="T9">). </text:span><text:span text:style-name="T10">La red de <text:s/>circuito de conmutación esta compuesto por centro de conmutación movil (mobile </text:span><text:soft-page-break/><text:span text:style-name="T10">switching center (</text:span><text:span text:style-name="T23">MSC</text:span><text:span text:style-name="T10">)) y compuerta MSC (</text:span><text:span text:style-name="T23">GMSC</text:span><text:span text:style-name="T10">) y ultimamente proporciona acceso a la red de conmutación móvil </text:span><text:span text:style-name="T11">publica (public switched telephone network (</text:span><text:span text:style-name="T24">PSTN</text:span><text:span text:style-name="T19">)</text:span><text:span text:style-name="T11">). Por otra parte , la red de paquetes conmutados esta compuesto por los nodos de servicio <text:s/>GPRS de soporte al nodo (SGSN) <text:s/>y la compuerta GPRS soporta el nodo (GGSN). El MSC <text:s/>se encarga de <text:s/>la configuración de llamadas telefónicas y enrutamiento </text:span><text:span text:style-name="T12">mientras que los SGSN cubren una función similar para paquetes de datos. GMSC y GGSN son dispositivos de conmutación de alto nivel usadas para enruta el trafico hacia una red externa. Ademas, el núcleo de red también contiene varias base de datos como el home localitation register (HLR) y el visitor localitation register (VLR) <text:s/>en el cual la información relevante de cada cliente es almacenada.</text:span></text:p>
      <text:p text:style-name="P10"/>
      <text:p text:style-name="P10"/>
      <text:p text:style-name="P12">Descomposición de enfoques </text:p>
      <text:p text:style-name="P14">La planeación de las redes 3G son muy complejos de resolver, para reducir la complejidad, se debe descomponer en <text:s/>subproblemas, en los cuales encontramos:</text:p>
      <text:p text:style-name="P14"/>
      <text:p text:style-name="P14">* subproblema de planeación de celdas</text:p>
      <text:p text:style-name="P14">* sub<text:span text:style-name="T42">pr</text:span>oblemas de planeación de red de acceso</text:p>
      <text:p text:style-name="P14">* <text:s/>subrpoblemas polaneación de <text:span text:style-name="T40">núcleo</text:span> de red</text:p>
      <text:p text:style-name="P9"/>
      <text:p text:style-name="P9"/>
      <text:p text:style-name="P8"><text:span text:style-name="T8">c</text:span><text:span text:style-name="T4">omo se muestra en la figura 2, la salida del priomer subproblema es tomada como la entrada al segundo subproblema y asi hasta que se resuelva todo el conjunto de subproblemas, finalmente cada uno de estos problemas han demostrado ser NP-hard.</text:span></text:p>
      <text:p text:style-name="P11"/>
      <text:p text:style-name="P11">A continuación se describen cada uno de estos subproblemas.</text:p>
      <text:p text:style-name="P11"/>
      <text:p text:style-name="P13">Cell/ base station planning </text:p>
      <text:p text:style-name="P13">celdas / localización de estación base</text:p>
      <text:p text:style-name="P13"/>
      <text:p text:style-name="P7"><text:span text:style-name="T20">el problema inicial de planeación es </text:span><text:bookmark text:name="tw-target-text4"/><text:span text:style-name="T4">cubrir todos los usuarios móviles en un determinado</text:span></text:p>
      <text:p text:style-name="P17">área con el número mínimo de Bss. <text:span text:style-name="T27">Basicamente se encarga de resolver los siguientes items:</text:span></text:p>
      <text:p text:style-name="P17">* <text:s/><text:span text:style-name="T27">optimizar el número de BS.</text:span></text:p>
      <text:p text:style-name="P25">* la mejor localización para instalar BS.</text:p>
      <text:p text:style-name="P25">* escoger el tipo o modelo de BS.</text:p>
      <text:p text:style-name="P17">* <text:span text:style-name="T27">la configuración (altura, orientación, potencia, etc).</text:span></text:p>
      <text:p text:style-name="P17">* <text:span text:style-name="T28">La asignación de usuarios móviles a la BS.</text:span></text:p>
      <text:p text:style-name="P17"/>
      <text:p text:style-name="P22">Los problemas de planeación pueden variar dependiendo en la <text:span text:style-name="T29">planeación</text:span> de red objetivo. Usualmente, en la planeación de <text:span text:style-name="T29">red se requere minimizr los costos de la red, maximizar la calidad de la señal y maximizar el área de cobertura. Pero esto puede ser contradictorio, por ejemplo, si se quiere maximizar la cobertura se necesitaran desplegar mas BS y esto aumentara los costos.</text:span></text:p>
      <text:p text:style-name="P22"><text:soft-page-break/></text:p>
      <text:p text:style-name="P23">Trabajos realizados </text:p>
      <text:p text:style-name="P23">amaldi 2003</text:p>
      <text:p text:style-name="P23"/>
      <text:p text:style-name="P23">abstract </text:p>
      <text:p text:style-name="P38"><text:span text:style-name="T13">las redes UMTS, la planeación de radio no puede ser solo basado en la predicción de la señal sino que se deben tener en cuenta la distribución de trafico, mecanismos de control de potencia deben ser tan buenos como los limites de potencia y las contradicciones de la calidad de la señal. En este articulo se propondrá un modelo de programación matemática,</text:span><text:span text:style-name="T14">destinados a respaldar </text:span><text:span text:style-name="T13"><text:s/>el proceso de </text:span><text:span text:style-name="T14">decisión</text:span><text:span text:style-name="T13"> de localización de las nuevas base estación y cual sera su configuración. </text:span><text:span text:style-name="T14">En este modelo propuesto se medirá la señal de radio interferencia Signal-To-Interference SIR y se considerara dos mecanismos de control de potencia el cual deberá mantener la señal de trasmisión o SIR obtenido de un valor objetivo. Los resultados obtenidos también se informan algoritmos aleatorios codiciosos para instancias de enlace ascendente generando modelos de propagación clásicos.</text:span></text:p>
      <text:p text:style-name="P24">Conclusiones </text:p>
      <text:p text:style-name="P24">Hemos propuesto modelos de programación matemática para el importante problema de la planificación de la red de radio UMTS W-CDMA. Tanto los mecanismos de PC basados ​​en el poder como los basados <text:span text:style-name="T30">e</text:span>n SIR se han considerado en el caso del enlace ascendente. Los resultados obtenidos para las instancias de enlace ascendente de tamaño mediano a grande sintético muestran que los procedimientos codiciosos aleatorios simples proporcionan buenas soluciones. Estas soluciones están siendo actualmente mejorado utilizando técnicas de <text:span text:style-name="T25">búsqueda</text:span> local más sofisticadas.</text:p>
      <text:p text:style-name="P17"/>
      <text:p text:style-name="P17"/>
      <text:p text:style-name="P17"/>
      <text:p text:style-name="P26">Diseño y análisis de rendimiento de marco de referencia de optimización multipobjetivo para ieee 802.16e</text:p>
      <text:p text:style-name="P26">Fernando Gordejuela-sanchez</text:p>
      <text:p text:style-name="P27">en este art<text:span text:style-name="T42">i</text:span>culo se <text:span text:style-name="T42">evaluá</text:span> un marco de referencia de la optimización multiobjetivo <text:s/>para abordar los problemas de las redes móviles wimax, como primer paso para el desarrollo de la red, el cual es el mas importante es encontrar las soluciones a los problemas, que en este se presentan, encontrando un sitio adecuado para instalar las estaciones base BSs, dentro de un conjunto de sitios candidatos, la red debe ser considerablemente mejorada si la localización de la BS encontrada durante la fase de instalación, logra un optimo rendimiento, <text:span text:style-name="T42">también si es segura y tiene un costo económico <text:s/>de una red Wimax. </text:span></text:p>
      <text:p text:style-name="P26"><text:s/></text:p>
      <text:p text:style-name="P17"><text:soft-page-break/></text:p>
      <text:p text:style-name="P18"><text:bookmark text:name="tw-target-text2"/><text:s/>El proceso de<text:span text:style-name="T31">l</text:span> diseño se realiza a través de computadora. <text:span text:style-name="T31">Mediante una simulación para predecir el rendimiento de la red, y es a menudo llevadas a cabo por herramientas de planificación y optimización similares a las Utilizado en el desarrollo de redes celulares de 2ª generación (2G) con algunas adaptaciones.</text:span></text:p>
      <text:p text:style-name="P18"/>
      <text:p text:style-name="P18">El marco de optimización multiobjetivo ofrece a los proveedores de red una nueva perspectiva <text:span text:style-name="T31">en el diseño de </text:span><text:s/>la red de acceso móvil WiMAX , proporcionando una descripción clara y completa de <text:span text:style-name="T31">d</text:span>iferentes opciones y soluciones para lograr una óptima ubicación <text:span text:style-name="T31">de una BSs</text:span>. Además, analiza el rendimiento de la red con los parámetros específicos de Mobile WiMAX que afectan lo más importante al proceso de diseño de la red de acceso. Simplifica el problema y lo traduce en una rutina de optimización formal con consideración de los factores económicos en las redes WiMAX móviles. Esto se ha hecho usando el método del frente de Pareto, y el uso de una estrategia de optimización basada en una versión modificada de la búsqueda de Tabu metaheurística adaptada <text:span text:style-name="T31">al </text:span>mejoramiento <text:span text:style-name="T31">multiobjetivo</text:span>.</text:p>
      <text:p text:style-name="P18"/>
      <text:p text:style-name="P18"/>
      <text:p text:style-name="P37">Introducción</text:p>
      <text:p text:style-name="P28">para encontrar el sitio y la configuración adecuada para elegir un sitio candidato, que sea optimo, es imposible dejar es te proceso de una manera manual, <text:s/>de esta forma, es necesario automatizar los procedimientos de diseño.</text:p>
      <text:p text:style-name="P29">En este trabajo, la infraestructura de la red es configurada con tal que la solución a optimizar de la localización de la base estación este acorde con los siguientes objetivos, la planeación de red de este trabajo es llevado en la primera fase de la vida de la red, donde encontrar la localización es el problema mas importante, algunos otros parámetros de la configuración de la red <text:s/>no son relacionados con la localización física, pueden ser cambiados mediante software. Estos parámetros pueden ser optimizados, en la segunda fase de vida de la red, llamada mantenimiento de la red. En esta fase, las medidas también puede ser adicionada mediante simulación. El numero de opciones en el escenario evaluado, y las variables que son optimizadas constituyen el espacio solución. El tamaño de este espacio determina la complejidad de una apropiada solución. En la tercera fase, es la expansión de la red, esta debe ser una situación similar a la de la primera fase pero con otras restricciones <text:s/>debido a <text:s/>la existencia de una infraestructura previa.</text:p>
      <text:p text:style-name="P20"><text:span text:style-name="T32">Una planeación <text:s/>y optimización <text:s/>automática con enfoques/ herramientas,los cuales <text:s/>mejora el rendimiento de la red en 20-30%, superando significativamente a los enfoques manuales, en cuanto</text:span><text:bookmark text:name="tw-target-text3"/><text:span text:style-name="T32"> </text:span>costo, tiempo y el resultado <text:s/><text:span text:style-name="T32">y resultado de la red.</text:span></text:p>
      <text:p text:style-name="P20"/>
      <text:p text:style-name="P20"/>
      <text:p text:style-name="P30"><text:soft-page-break/>Como se puede observar en la figura 2, el proceso de diseño es hecho imperativamente a <text:span text:style-name="T33">través</text:span> de simulación por computador para predecir el rendimiento de la red sin la optimización del framework, una simulación estética instantánea debido al alto costo <text:span text:style-name="T33">de </text:span><text:s/>computaci<text:span text:style-name="T33">ón</text:span>.</text:p>
      <text:p text:style-name="P30"/>
      <text:p text:style-name="P31">Para la simulación de niveles de <text:s/>enlaces (link-level), son simulados mediante look up tables(LUT),</text:p>
      <text:p text:style-name="P32"><text:span text:style-name="T34">L</text:span>a planeación y optimización de redes m<text:span text:style-name="T34">ó</text:span>viles WiMax es similar a las utilizadas en la generación 2G pero con algunas modificaciones. Todos los factores de rendimiento y especificaciones son <text:s/>detallados en link-level afectando la simulación system-level. <text:span text:style-name="T34">c</text:span>omo es el caso <text:span text:style-name="T34">de un impacto de trasmición en paralelo en </text:span><text:s/>OFDMA(Orthogonal Frecuency Division Multiple Acces), <text:span text:style-name="T34">modulación y codificación adaptativa (Adaptive Modulation and Coding (AMC))</text:span> <text:span text:style-name="T34">o servicios de móvil WiMax., estos factores conducen a diferentes procesos de optimización de redes, en la cual la función de costo que evalúa la configuración de red simulada en cada iteración debe contener algunos indicadores clave de rendimiento que reflejen la calidad de la configuración probada. Tales indicadores </text:span>debe ajustarse de acuerdo con los factores específicos de WiMAX móvil que afectan lo más importante al proceso de diseño de la red.</text:p>
      <text:p text:style-name="P33">Esto ha sido demostrado en la optimización de redes radio móvil como un problema de NP-hard, <text:span text:style-name="T35">sin embargo,</text:span> <text:span text:style-name="T35">una optimización teórica no puede ser encontrada en un tiempo polinomial. Las metaheurísticas parecen ser u</text:span>n enfoque común para resolver este tipo de problema en el tradicional redes celulares. <text:span text:style-name="T35">Esto no garantiza la optima solución, pero esto funciona muy bien en la practica cuando el numero de variables se hace muy grande. El autor presenta un marco de trabajo para una optimización multiobjetivo para abordar este problema y lidiar con compensación de diferentes factores. Aquí d</text:span>escribimos un método que minimiza una función de costo multiobjetivo por medio de simulación de red y el uso de un algoritmo metaheurístico para la optimización, búsqueda de tabú (TS), que se utiliza tradicionalmente en otras disciplinas y se adapta a este marco multiobjetivo particular.</text:p>
      <text:p text:style-name="P33"/>
      <text:p text:style-name="P19"><text:s/><text:span text:style-name="T36">En este articulo se muestra una herramienta que representa modelo financiero que refleja el costo y el ingreso de una red móvil WiMax teniendo en cuenta periodos de retorno adecuados. Añadiendo y removiendo BS incurriendo en costos a través de la instalación y un mantenimiento anual. Esto tiene como objetivo ofrecer al proveedor de la red una forma práctica y flexible de optimizar la red.</text:span></text:p>
      <text:p text:style-name="P19"><text:s/></text:p>
      <text:p text:style-name="P17">No hemos encontrado ningún estudio que considere una complejidad detallada del problema con el análisis de los factores de optimización de WiMAX móvil y el algoritmo meta-heurístico examinado.</text:p>
      <text:p text:style-name="P17"/>
      <text:p text:style-name="P17"/>
      <text:p text:style-name="P25"><text:s/></text:p>
      <text:p text:style-name="P17"/>
      <text:p text:style-name="P25"><text:soft-page-break/></text:p>
      <text:p text:style-name="P25"/>
      <text:p text:style-name="P25"/>
      <text:p text:style-name="P25"><text:s/></text:p>
      <text:p text:style-name="P16">Planning UMTS Base Station Location: Optimization</text:p>
      <text:p text:style-name="P21">Models With Power Control and Algorithms</text:p>
      <text:p text:style-name="P21">amaldi</text:p>
      <text:p text:style-name="P35">Abstract</text:p>
      <text:p text:style-name="P21"><text:span text:style-name="T39">Los modelos de cobertura clásicos adoptados en la segunda generación de telefonía móvil, no son adecuados para encontrar la mejor localización de las BS en la <text:s/>UMTS, esto por que solo predice la predicción de la señal pero no tiene en cuenta otros factores como distribución de trafico, requerimientos de calidad de la señal, o control de potencia (control power </text:span><text:span text:style-name="T38">pc</text:span><text:span text:style-name="T37">). En este articulo, nosotros proponemos un modelo discreto de optimización y algoritmos objetivo para soportar la decisión de expansión agregando una nueva BS. Estos modelos consideran señal a interferencia de radio, como calidad medida y capturada <text:s/>de diferentes niveles de calidad de señal y mecanismos específicos <text:s/>de PC de ancho de banda CDMA interfaz aérea, Dado que estos modelos de ubicación UMTS BS no son polinómicos (NP), se proponen dos procedimientos codiciosos aleatorios y un algoritmo de búsqueda tabú para la dirección del enlace ascendente (de móvil a BS) que es el más estricto desde el punto de vista del tráfico en presencia de conexiones equilibradas, como las llamadas de voz. Los diferentes modelos, que tienen en cuenta los costes de instalación, la calidad de la señal y la cobertura de tráfico, y los algoritmos correspondientes, se comparan en familias de instancias pequeñas a grandes generadas mediante el uso de modelos de propagación clásicos.</text:span></text:p>
      <text:p text:style-name="P34"/>
      <text:p text:style-name="P34"/>
      <text:p text:style-name="P34"/>
      <text:p text:style-name="P34"/>
      <text:p text:style-name="P34"/>
      <text:p text:style-name="P34">Códigos de propagación utilizados para señales transmitidas en enlace descendente por las mismas BS son ortogonales entre sí, mientras que los códigos utilizados para las señales emitidas por diferentes estaciones (base o móvil) pueden considerarse pseudoaleatorias debido a la secuencia de aleatorización</text:p>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6">Radio planing </text:p>
      <text:p text:style-name="P36">Bosio</text:p>
      <text:p text:style-name="P36">En este trabajo proporcionamos un marco de optimización basado en formulaciones de programación matemática para hacer frente a los específicos <text:span text:style-name="T41">p</text:span>roblema de planificación de WLAN tanto para el usuario único como para el caja del canal de tiple. Además, para evaluar la calidad de <text:span text:style-name="T41">l</text:span>os modelos propuestos, obtenemos y comentamos el óptimo <text:span text:style-name="T41">p</text:span>ara las instancias de redes sintéticas, y proponer heurísticas. para obtener soluciones casi óptimas en un tiempo de computación razonable.</text:p>
      <text:p text:style-name="P36"/>
      <text:p text:style-name="P36">La razón detrás de nuestro enfoque de planificación es la maximización de la eficiencia de la red teniendo en cuenta la <text:span text:style-name="T41">i</text:span>nterferencia entre dominios y el peculiar mecanismo de acceso implementado en redes WLAN. Dentro de ese marco general de <text:span text:style-name="T41">l</text:span>a planificación WLAN de máxima eficiencia, las formulaciones propuestas difieren en la forma en que modelan el efecto de interdomini<text:span text:style-name="T41">o </text:span>interferencia.</text:p>
      <text:p text:style-name="P34"/>
      <text:p text:style-name="P34"/>
      <text:p text:style-name="P34"/>
      <text:p text:style-name="P34"/>
      <text:p text:style-name="P34"/>
      <text:p text:style-name="P15"><text:soft-page-break/></text:p>
      <text:p text:style-name="P11"/>
      <text:p text:style-name="P11"/>
      <text:p text:style-name="P11"/>
      <text:p text:style-name="P11"/>
      <text:p text:style-name="P11"/>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08:47:10.833306650</meta:creation-date>
    <dc:date>2019-04-03T13:26:02.380728961</dc:date>
    <meta:editing-duration>PT4H44M50S</meta:editing-duration>
    <meta:editing-cycles>11</meta:editing-cycles>
    <meta:generator>LibreOffice/6.0.6.2$Linux_X86_64 LibreOffice_project/00m0$Build-2</meta:generator>
    <meta:document-statistic meta:table-count="0" meta:image-count="0" meta:object-count="0" meta:page-count="8" meta:paragraph-count="65" meta:word-count="2410" meta:character-count="15230" meta:non-whitespace-character-count="12819"/>
  </office:meta>
</office:document-meta>
</file>